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7556in" style:rel-column-width="6848*"/>
    </style:style>
    <style:style style:name="Table1.B" style:family="table-column">
      <style:table-column-properties style:column-width="2.1694in" style:rel-column-width="31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2" style:family="paragraph" style:parent-style-name="Standard">
      <style:paragraph-properties fo:text-align="center" style:justify-single-word="false"/>
      <style:text-properties officeooo:rsid="00062175" officeooo:paragraph-rsid="000b8f4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968d5" officeooo:paragraph-rsid="000968d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68d5" officeooo:paragraph-rsid="0024a2f9"/>
    </style:style>
    <style:style style:name="P5" style:family="paragraph" style:parent-style-name="Standard">
      <style:paragraph-properties fo:text-align="start" style:justify-single-word="false"/>
      <style:text-properties officeooo:rsid="000968d5" officeooo:paragraph-rsid="000968d5"/>
    </style:style>
    <style:style style:name="P6" style:family="paragraph" style:parent-style-name="Standard">
      <style:paragraph-properties fo:text-align="start" style:justify-single-word="false"/>
      <style:text-properties officeooo:rsid="000968d5" officeooo:paragraph-rsid="000fa596"/>
    </style:style>
    <style:style style:name="P7" style:family="paragraph" style:parent-style-name="Standard" style:list-style-name="">
      <style:paragraph-properties fo:text-align="start" style:justify-single-word="false"/>
      <style:text-properties officeooo:rsid="000968d5" officeooo:paragraph-rsid="000968d5"/>
    </style:style>
    <style:style style:name="P8" style:family="paragraph" style:parent-style-name="Standard">
      <style:paragraph-properties fo:text-align="start" style:justify-single-word="false"/>
      <style:text-properties officeooo:rsid="000968d5" officeooo:paragraph-rsid="003090bc"/>
    </style:style>
    <style:style style:name="P9" style:family="paragraph" style:parent-style-name="Standard">
      <style:paragraph-properties fo:text-align="center" style:justify-single-word="false"/>
      <style:text-properties officeooo:rsid="000d76da" officeooo:paragraph-rsid="000d76da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d76da" officeooo:paragraph-rsid="000d76da"/>
    </style:style>
    <style:style style:name="P11" style:family="paragraph" style:parent-style-name="Standard">
      <style:paragraph-properties fo:text-align="center" style:justify-single-word="false"/>
      <style:text-properties officeooo:rsid="000e9136" officeooo:paragraph-rsid="000e913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1de19" officeooo:paragraph-rsid="0031de19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officeooo:rsid="000968d5" officeooo:paragraph-rsid="000ad7b8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0ad7b8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officeooo:rsid="000ad7b8" officeooo:paragraph-rsid="000ca072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officeooo:rsid="000968d5" officeooo:paragraph-rsid="000968d5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694c0" officeooo:paragraph-rsid="003694c0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nsolas" fo:font-size="10pt" officeooo:rsid="003694c0" officeooo:paragraph-rsid="003694c0" style:font-size-asian="10pt" style:font-size-complex="10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0.3445in"/>
        </style:tab-stops>
      </style:paragraph-properties>
      <style:text-properties style:font-name="Consolas" fo:font-size="10pt" officeooo:rsid="003694c0" officeooo:paragraph-rsid="003694c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rsid="00369766" officeooo:paragraph-rsid="00369766"/>
    </style:style>
    <style:style style:name="P21" style:family="paragraph" style:parent-style-name="Table_20_Contents">
      <style:paragraph-properties fo:text-align="start" style:justify-single-word="false"/>
      <style:text-properties officeooo:rsid="003788e7" officeooo:paragraph-rsid="003788e7"/>
    </style:style>
    <style:style style:name="T1" style:family="text">
      <style:text-properties officeooo:rsid="000b8f45"/>
    </style:style>
    <style:style style:name="T2" style:family="text">
      <style:text-properties officeooo:rsid="000ad7b8"/>
    </style:style>
    <style:style style:name="T3" style:family="text">
      <style:text-properties officeooo:rsid="000ca07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9136"/>
    </style:style>
    <style:style style:name="T6" style:family="text">
      <style:text-properties officeooo:rsid="0013327f"/>
    </style:style>
    <style:style style:name="T7" style:family="text">
      <style:text-properties officeooo:rsid="00146dac"/>
    </style:style>
    <style:style style:name="T8" style:family="text">
      <style:text-properties officeooo:rsid="0019673f"/>
    </style:style>
    <style:style style:name="T9" style:family="text">
      <style:text-properties officeooo:rsid="001f0656"/>
    </style:style>
    <style:style style:name="T10" style:family="text">
      <style:text-properties officeooo:rsid="001f6397"/>
    </style:style>
    <style:style style:name="T11" style:family="text">
      <style:text-properties officeooo:rsid="002673a5"/>
    </style:style>
    <style:style style:name="T12" style:family="text">
      <style:text-properties fo:font-weight="bold" officeooo:rsid="00287d25" style:font-weight-asian="bold" style:font-weight-complex="bold"/>
    </style:style>
    <style:style style:name="T13" style:family="text">
      <style:text-properties fo:font-weight="bold" officeooo:rsid="002c9261" style:font-weight-asian="bold" style:font-weight-complex="bold"/>
    </style:style>
    <style:style style:name="T14" style:family="text">
      <style:text-properties fo:font-weight="bold" officeooo:rsid="003694c0" style:font-weight-asian="bold" style:font-weight-complex="bold"/>
    </style:style>
    <style:style style:name="T15" style:family="text">
      <style:text-properties fo:font-weight="normal" officeooo:rsid="00287d25" style:font-weight-asian="normal" style:font-weight-complex="normal"/>
    </style:style>
    <style:style style:name="T16" style:family="text">
      <style:text-properties fo:font-weight="normal" officeooo:rsid="002b30d0" style:font-weight-asian="normal" style:font-weight-complex="normal"/>
    </style:style>
    <style:style style:name="T17" style:family="text">
      <style:text-properties fo:font-weight="normal" officeooo:rsid="002c9261" style:font-weight-asian="normal" style:font-weight-complex="normal"/>
    </style:style>
    <style:style style:name="T18" style:family="text">
      <style:text-properties fo:font-weight="normal" officeooo:rsid="0030d15e" style:font-weight-asian="normal" style:font-weight-complex="normal"/>
    </style:style>
    <style:style style:name="T19" style:family="text">
      <style:text-properties fo:font-weight="normal" officeooo:rsid="003694c0" style:font-weight-asian="normal" style:font-weight-complex="normal"/>
    </style:style>
    <style:style style:name="T20" style:family="text">
      <style:text-properties officeooo:rsid="0028cfe5"/>
    </style:style>
    <style:style style:name="T21" style:family="text">
      <style:text-properties officeooo:rsid="0029c9f3"/>
    </style:style>
    <style:style style:name="T22" style:family="text">
      <style:text-properties officeooo:rsid="00331f19"/>
    </style:style>
    <style:style style:name="T23" style:family="text">
      <style:text-properties officeooo:rsid="003694c0"/>
    </style:style>
    <style:style style:name="T24" style:family="text">
      <style:text-properties officeooo:rsid="00369766"/>
    </style:style>
    <style:style style:name="T25" style:family="text">
      <style:text-properties officeooo:rsid="003776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<text:span text:style-name="T1">4 pt 2</text:span> Worksheet – <text:span text:style-name="T7">Static Variables, Modulus, &amp; Post/Pre-Increment/Decrement</text:span></text:p>
      <text:p text:style-name="P1"/>
      <text:list xml:id="list366634510926665660" text:style-name="L1">
        <text:list-item>
          <text:p text:style-name="P3"><text:span text:style-name="T6">Write</text:span> a function that <text:span text:style-name="T6">keeps track of the number of times it has been called </text:span><text:span text:style-name="T13">without</text:span><text:span text:style-name="T17"> using a global variable</text:span><text:span text:style-name="T6">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2519450003897" text:continue-numbering="true" text:style-name="L1">
        <text:list-item>
          <text:p text:style-name="P4">Suppose <text:span text:style-name="T9">you're testing running times of a computationally expensive function.</text:span> <text:span text:style-name="T10">After one run of your program, the total elapsed time for the run was 4100 seconds (ouch). </text:span></text:p>
          <text:p text:style-name="P4"/>
          <text:p text:style-name="P4"><text:span text:style-name="T10">If we wanted to see how long it took in terms of hours, minutes, and seconds, we would do the following:</text:span></text:p>
        </text:list-item>
      </text:list>
      <text:p text:style-name="P5"/>
      <text:p text:style-name="P9">hours = 4100 secs / 3600 secs/hour = 1 hour R 5<text:span text:style-name="T4">00</text:span></text:p>
      <text:p text:style-name="P9"><text:span text:style-name="T4"/></text:p>
      <text:p text:style-name="P10">minutes = 500 secs / 60 secs/minute = 8 minutes R <text:span text:style-name="T4">20</text:span></text:p>
      <text:p text:style-name="P10"/>
      <text:p text:style-name="P10">seconds = 20 seconds</text:p>
      <text:p text:style-name="P5"><text:tab/><text:span text:style-name="T5">Which yields:</text:span></text:p>
      <text:p text:style-name="P11">1 hour, 8 minutes, and 20 seconds.</text:p>
      <text:p text:style-name="P5"><text:tab/></text:p>
      <text:p text:style-name="P8"><text:tab/><text:span text:style-name="T11">Although the above is fairly straightforward arithmetic, you plan on running and fixing the <text:tab/>program for the next few days. To avoid being bothered with recalculations, </text:span><text:span text:style-name="T12">write a function <text:tab/>that takes in an integer amount of seconds and converts it to hours, minutes, and seconds.</text:span><text:span text:style-name="T15"> <text:tab/></text:span></text:p>
      <text:p text:style-name="P8"><text:span text:style-name="T15"><text:tab/></text:span><text:span text:style-name="T16">Output the conversion within your function in a way that you would prefer </text:span><text:span text:style-name="T18">most</text:span><text:span text:style-name="T16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/>
      <text:list xml:id="list202520370939346" text:continue-numbering="true" text:style-name="L1">
        <text:list-item>
          <text:p text:style-name="P16">What is the output of the following program?</text:p>
        </text:list-item>
      </text:list>
      <text:p text:style-name="P5"/>
      <text:p text:style-name="P13"><text:tab/><text:span text:style-name="T2">#include &lt;iostream&gt;</text:span></text:p>
      <text:p text:style-name="P14"><text:tab/>using <text:span text:style-name="T23">namespace std;</text:span></text:p>
      <text:p text:style-name="P14"><text:tab/>int main()</text:p>
      <text:p text:style-name="P14"><text:tab/>{</text:p>
      <text:p text:style-name="P14"><text:tab/> <text:s/>int counter = 5, <text:span text:style-name="T21">sum = 0,</text:span> <text:span text:style-name="T21">c</text:span> = 0.<text:span text:style-name="T20">5</text:span>;</text:p>
      <text:p text:style-name="P14"><text:tab/> <text:s text:c="6"/></text:p>
      <text:p text:style-name="P14"><text:tab/> <text:s/>while(--counter &gt; 0)</text:p>
      <text:p text:style-name="P14"><text:tab/> <text:s/>{</text:p>
      <text:p text:style-name="P14"><text:tab/> <text:s text:c="3"/>cout &lt;&lt; <text:span text:style-name="T8">++</text:span>sum &lt;&lt; endl;</text:p>
      <text:p text:style-name="P14"><text:tab/> <text:s/>}</text:p>
      <text:p text:style-name="P14"><text:tab/> <text:s/></text:p>
      <text:p text:style-name="P14"><text:tab/> <text:s/>counter = 5; <text:s text:c="4"/>// <text:span text:style-name="T3">reset counter back to 5 (my word editor sucks)</text:span></text:p>
      <text:p text:style-name="P14"><text:tab/> <text:s/></text:p>
      <text:p text:style-name="P15"><text:tab/> <text:s/>while(counter-- &gt; 0)</text:p>
      <text:p text:style-name="P14"><text:tab/> <text:s/>{</text:p>
      <text:p text:style-name="P14"><text:tab/> <text:s text:c="3"/>cout &lt;&lt; <text:span text:style-name="T21">c++</text:span> &lt;&lt; endl; <text:s text:c="2"/>// <text:span text:style-name="T21">pun intended</text:span></text:p>
      <text:p text:style-name="P14"><text:tab/> <text:s/>}</text:p>
      <text:p text:style-name="P14"><text:s text:c="2"/></text:p>
      <text:p text:style-name="P14"><text:tab/> <text:s text:c="6"/>return 0;</text:p>
      <text:p text:style-name="P14"><text:tab/>}</text:p>
      <text:p text:style-name="P5"/>
      <text:list xml:id="list202519888102955" text:continue-numbering="true" text:style-name="L1">
        <text:list-item>
          <text:p text:style-name="P12">Analyze the following code and output. <text:span text:style-name="T22">What's going in in it? (</text:span><text:span text:style-name="T14">HINT: </text:span><text:span text:style-name="T19">All 3's relate to list size)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PROGRAM</text:p>
          </table:table-cell>
          <table:table-cell table:style-name="Table1.B1" office:value-type="string">
            <text:p text:style-name="P17">OUTPUT</text:p>
          </table:table-cell>
        </table:table-row>
        <table:table-row>
          <table:table-cell table:style-name="Table1.A2" office:value-type="string">
            <text:p text:style-name="P18">#include &lt;iostream&gt;</text:p>
            <text:p text:style-name="P18">using namespace std;</text:p>
            <text:p text:style-name="P18">int main()</text:p>
            <text:p text:style-name="P18">{</text:p>
            <text:p text:style-name="P18"><text:s text:c="2"/>int list[] = {0,1,1};</text:p>
            <text:p text:style-name="P18"><text:s text:c="2"/>int n = <text:span text:style-name="T24">7</text:span>, x;</text:p>
            <text:p text:style-name="P18"><text:s text:c="2"/></text:p>
            <text:p text:style-name="P18"><text:s text:c="2"/>cout &lt;&lt; "INITIAL: \n[" &lt;&lt; list[0] &lt;&lt; " " &lt;&lt; list[1]</text:p>
            <text:p text:style-name="P18"><text:s text:c="7"/>&lt;&lt; " " &lt;&lt; list[2] &lt;&lt; "]\n\n";</text:p>
            <text:p text:style-name="P18"><text:s text:c="7"/></text:p>
            <text:p text:style-name="P18"><text:s text:c="2"/>cout &lt;&lt; "LOOP:\n";</text:p>
            <text:p text:style-name="P18"><text:s text:c="2"/>for(x = 3; x &lt;= n; ++x)</text:p>
            <text:p text:style-name="P18"><text:s text:c="2"/>{</text:p>
            <text:p text:style-name="P18"><text:s text:c="4"/>static int y = x-1, z = x-2;</text:p>
            <text:p text:style-name="P18"><text:s text:c="4"/></text:p>
            <text:p text:style-name="P18"><text:s text:c="4"/>list[x%3] = list[y%3] + list[z%3];</text:p>
            <text:p text:style-name="P18"><text:s text:c="4"/>y++;</text:p>
            <text:p text:style-name="P18"><text:s text:c="4"/>z++;</text:p>
            <text:p text:style-name="P18"><text:s text:c="4"/></text:p>
            <text:p text:style-name="P18"><text:s text:c="4"/>cout &lt;&lt; "[" &lt;&lt; list[0] &lt;&lt; " " &lt;&lt; list[1]</text:p>
            <text:p text:style-name="P18"><text:s text:c="9"/>&lt;&lt; " " &lt;&lt; list[2] &lt;&lt; "]\n";</text:p>
            <text:p text:style-name="P18"><text:s text:c="2"/>}</text:p>
            <text:p text:style-name="P18"><text:s text:c="2"/></text:p>
            <text:p text:style-name="P18"><text:s text:c="2"/>x--; // doing this since the for loop shifted x up one</text:p>
            <text:p text:style-name="P18"><text:s text:c="2"/></text:p>
            <text:p text:style-name="P18"><text:s text:c="2"/>cout &lt;&lt; "Value when n=" &lt;&lt; n &lt;&lt; ": " &lt;&lt; list[x%3] &lt;&lt; "\n";</text:p>
            <text:p text:style-name="P18"><text:s text:c="2"/></text:p>
            <text:p text:style-name="P18"><text:s text:c="2"/>return 0;</text:p>
            <text:p text:style-name="P19">}</text:p>
          </table:table-cell>
          <table:table-cell table:style-name="Table1.B2" office:value-type="string">
            <text:p text:style-name="P21">INITIAL:</text:p>
            <text:p text:style-name="P21">[0 1 1]</text:p>
            <text:p text:style-name="P21"/>
            <text:p text:style-name="P21">LOOP:</text:p>
            <text:p text:style-name="P21">[2 1 1]</text:p>
            <text:p text:style-name="P21">[2 3 1]</text:p>
            <text:p text:style-name="P21">[2 3 5]</text:p>
            <text:p text:style-name="P21">[8 3 5]</text:p>
            <text:p text:style-name="P21">[8 13 5]</text:p>
            <text:p text:style-name="P21">Value when n=7: 13</text:p>
          </table:table-cell>
        </table:table-row>
      </table:table>
      <text:list xml:id="list202519314386315" text:continue-numbering="true" text:style-name="L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9:58.885000000</meta:creation-date>
    <dc:date>2015-09-16T20:25:18.097000000</dc:date>
    <meta:editing-duration>PT2H9M13S</meta:editing-duration>
    <meta:editing-cycles>54</meta:editing-cycles>
    <meta:generator>LibreOffice/5.0.1.2$Windows_x86 LibreOffice_project/81898c9f5c0d43f3473ba111d7b351050be20261</meta:generator>
    <meta:document-statistic meta:table-count="1" meta:image-count="0" meta:object-count="0" meta:page-count="2" meta:paragraph-count="74" meta:word-count="399" meta:character-count="2109" meta:non-whitespace-character-count="1619"/>
  </office:meta>
</office:document-meta>
</file>